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"Package" "Version"</text:p>
      <text:p text:style-name="Standard">"abind" "abind" "1.4-8"</text:p>
      <text:p text:style-name="Standard">"backports" "backports" "1.5.0"</text:p>
      <text:p text:style-name="Standard">"base64enc" "base64enc" "0.1-3"</text:p>
      <text:p text:style-name="Standard">"bit" "bit" "4.6.0"</text:p>
      <text:p text:style-name="Standard">"bit64" "bit64" "4.6.0-1"</text:p>
      <text:p text:style-name="Standard">"broom" "broom" "1.0.10"</text:p>
      <text:p text:style-name="Standard">"bslib" "bslib" "0.9.0"</text:p>
      <text:p text:style-name="Standard">"cachem" "cachem" "1.1.0"</text:p>
      <text:p text:style-name="Standard">"car" "car" "3.1-3"</text:p>
      <text:p text:style-name="Standard">"carData" "carData" "3.0-5"</text:p>
      <text:p text:style-name="Standard">"caret" "caret" "7.0-1"</text:p>
      <text:p text:style-name="Standard">"checkmate" "checkmate" "2.3.3"</text:p>
      <text:p text:style-name="Standard">"chk" "chk" "0.10.0"</text:p>
      <text:p text:style-name="Standard">"cli" "cli" "3.6.5"</text:p>
      <text:p text:style-name="Standard">"clipr" "clipr" "0.8.0"</text:p>
      <text:p text:style-name="Standard">"clock" "clock" "0.7.3"</text:p>
      <text:p text:style-name="Standard">"cobalt" "cobalt" "4.6.1"</text:p>
      <text:p text:style-name="Standard">"colorspace" "colorspace" "2.1-2"</text:p>
      <text:p text:style-name="Standard">"commonmark" "commonmark" "2.0.0"</text:p>
      <text:p text:style-name="Standard">"corrplot" "corrplot" "0.95"</text:p>
      <text:p text:style-name="Standard">"cowplot" "cowplot" "1.2.0"</text:p>
      <text:p text:style-name="Standard">"cpp11" "cpp11" "0.5.2"</text:p>
      <text:p text:style-name="Standard">"crayon" "crayon" "1.5.3"</text:p>
      <text:p text:style-name="Standard">"curl" "curl" "7.0.0"</text:p>
      <text:p text:style-name="Standard">"data.table" "data.table" "1.17.8"</text:p>
      <text:p text:style-name="Standard">"DBI" "DBI" "1.2.3"</text:p>
      <text:p text:style-name="Standard">"Deriv" "Deriv" "4.2.0"</text:p>
      <text:p text:style-name="Standard">"diagram" "diagram" "1.6.5"</text:p>
      <text:p text:style-name="Standard">"digest" "digest" "0.6.38"</text:p>
      <text:p text:style-name="Standard">"doBy" "doBy" "4.7.0"</text:p>
      <text:p text:style-name="Standard">"dplyr" "dplyr" "1.1.4"</text:p>
      <text:p text:style-name="Standard">"e1071" "e1071" "1.7-16"</text:p>
      <text:p text:style-name="Standard">"evaluate" "evaluate" "1.0.5"</text:p>
      <text:p text:style-name="Standard">"exactRankTests" "exactRankTests" "0.8-35"</text:p>
      <text:p text:style-name="Standard">"farver" "farver" "2.1.2"</text:p>
      <text:p text:style-name="Standard">"fastmap" "fastmap" "1.2.0"</text:p>
      <text:p text:style-name="Standard">"fontawesome" "fontawesome" "0.5.3"</text:p>
      <text:p text:style-name="Standard">"forcats" "forcats" "1.0.1"</text:p>
      <text:p text:style-name="Standard">"foreach" "foreach" "1.5.2"</text:p>
      <text:p text:style-name="Standard">"Formula" "Formula" "1.2-5"</text:p>
      <text:p text:style-name="Standard">"formula.tools" "formula.tools" "1.7.1"</text:p>
      <text:p text:style-name="Standard">"fs" "fs" "1.6.6"</text:p>
      <text:p text:style-name="Standard">"future" "future" "1.67.0"</text:p>
      <text:p text:style-name="Standard">"future.apply" "future.apply" "1.20.0"</text:p>
      <text:p text:style-name="Standard">"gdata" "gdata" "3.0.1"</text:p>
      <text:p text:style-name="Standard">"generics" "generics" "0.1.4"</text:p>
      <text:p text:style-name="Standard">"ggplot2" "ggplot2" "4.0.0"</text:p>
      <text:p text:style-name="Standard">"ggpubr" "ggpubr" "0.6.2"</text:p>
      <text:p text:style-name="Standard"><text:soft-page-break/>"ggrepel" "ggrepel" "0.9.6"</text:p>
      <text:p text:style-name="Standard">"ggsci" "ggsci" "4.1.0"</text:p>
      <text:p text:style-name="Standard">"ggsignif" "ggsignif" "0.6.4"</text:p>
      <text:p text:style-name="Standard">"ggtext" "ggtext" "0.1.2"</text:p>
      <text:p text:style-name="Standard">"glmnet" "glmnet" "4.1-10"</text:p>
      <text:p text:style-name="Standard">"globals" "globals" "0.18.0"</text:p>
      <text:p text:style-name="Standard">"glue" "glue" "1.8.0"</text:p>
      <text:p text:style-name="Standard">"gmodels" "gmodels" "2.19.1"</text:p>
      <text:p text:style-name="Standard">"gower" "gower" "1.0.2"</text:p>
      <text:p text:style-name="Standard">"gridExtra" "gridExtra" "2.3"</text:p>
      <text:p text:style-name="Standard">"gridtext" "gridtext" "0.1.5"</text:p>
      <text:p text:style-name="Standard">"gtable" "gtable" "0.3.6"</text:p>
      <text:p text:style-name="Standard">"gtools" "gtools" "3.9.5"</text:p>
      <text:p text:style-name="Standard">"hardhat" "hardhat" "1.4.2"</text:p>
      <text:p text:style-name="Standard">"haven" "haven" "2.5.5"</text:p>
      <text:p text:style-name="Standard">"highr" "highr" "0.11"</text:p>
      <text:p text:style-name="Standard">"Hmisc" "Hmisc" "5.2-4"</text:p>
      <text:p text:style-name="Standard">"hms" "hms" "1.1.4"</text:p>
      <text:p text:style-name="Standard">"htmlTable" "htmlTable" "2.4.3"</text:p>
      <text:p text:style-name="Standard">"htmltools" "htmltools" "0.5.8.1"</text:p>
      <text:p text:style-name="Standard">"htmlwidgets" "htmlwidgets" "1.6.4"</text:p>
      <text:p text:style-name="Standard">"ipred" "ipred" "0.9-15"</text:p>
      <text:p text:style-name="Standard">"isoband" "isoband" "0.2.7"</text:p>
      <text:p text:style-name="Standard">"iterators" "iterators" "1.0.14"</text:p>
      <text:p text:style-name="Standard">"jomo" "jomo" "2.7-6"</text:p>
      <text:p text:style-name="Standard">"jpeg" "jpeg" "0.1-11"</text:p>
      <text:p text:style-name="Standard">"jquerylib" "jquerylib" "0.1.4"</text:p>
      <text:p text:style-name="Standard">"jsonlite" "jsonlite" "2.0.0"</text:p>
      <text:p text:style-name="Standard">"km.ci" "km.ci" "0.5-6"</text:p>
      <text:p text:style-name="Standard">"KMsurv" "KMsurv" "0.1-6"</text:p>
      <text:p text:style-name="Standard">"knitr" "knitr" "1.50"</text:p>
      <text:p text:style-name="Standard">"labeling" "labeling" "0.4.3"</text:p>
      <text:p text:style-name="Standard">"labelled" "labelled" "2.16.0"</text:p>
      <text:p text:style-name="Standard">"lava" "lava" "1.8.2"</text:p>
      <text:p text:style-name="Standard">"lifecycle" "lifecycle" "1.0.4"</text:p>
      <text:p text:style-name="Standard">"listenv" "listenv" "0.10.0"</text:p>
      <text:p text:style-name="Standard">"litedown" "litedown" "0.8"</text:p>
      <text:p text:style-name="Standard">"lme4" "lme4" "1.1-37"</text:p>
      <text:p text:style-name="Standard">"logistf" "logistf" "1.26.1"</text:p>
      <text:p text:style-name="Standard">"lubridate" "lubridate" "1.9.4"</text:p>
      <text:p text:style-name="Standard">"magrittr" "magrittr" "2.0.4"</text:p>
      <text:p text:style-name="Standard">"markdown" "markdown" "2.0"</text:p>
      <text:p text:style-name="Standard">"MatrixModels" "MatrixModels" "0.5-4"</text:p>
      <text:p text:style-name="Standard">"maxstat" "maxstat" "0.7-26"</text:p>
      <text:p text:style-name="Standard">"memoise" "memoise" "2.0.1"</text:p>
      <text:p text:style-name="Standard">"mice" "mice" "3.18.0"</text:p>
      <text:p text:style-name="Standard">"microbenchmark" "microbenchmark" "1.5.0"</text:p>
      <text:p text:style-name="Standard">"mime" "mime" "0.13"</text:p>
      <text:p text:style-name="Standard">"minqa" "minqa" "1.2.8"</text:p>
      <text:p text:style-name="Standard"><text:soft-page-break/>"MissMech" "MissMech" "1.0.4"</text:p>
      <text:p text:style-name="Standard">"mitml" "mitml" "0.4-5"</text:p>
      <text:p text:style-name="Standard">"mitools" "mitools" "2.4"</text:p>
      <text:p text:style-name="Standard">"ModelMetrics" "ModelMetrics" "1.2.2.2"</text:p>
      <text:p text:style-name="Standard">"modelr" "modelr" "0.1.11"</text:p>
      <text:p text:style-name="Standard">"multcomp" "multcomp" "1.4-29"</text:p>
      <text:p text:style-name="Standard">"mvtnorm" "mvtnorm" "1.3-3"</text:p>
      <text:p text:style-name="Standard">"nloptr" "nloptr" "2.2.1"</text:p>
      <text:p text:style-name="Standard">"numDeriv" "numDeriv" "2016.8-1.1"</text:p>
      <text:p text:style-name="Standard">"operator.tools" "operator.tools" "1.6.3"</text:p>
      <text:p text:style-name="Standard">"ordinal" "ordinal" "2023.12-4.1"</text:p>
      <text:p text:style-name="Standard">"pan" "pan" "1.9"</text:p>
      <text:p text:style-name="Standard">"parallelly" "parallelly" "1.45.1"</text:p>
      <text:p text:style-name="Standard">"pbapply" "pbapply" "1.7-4"</text:p>
      <text:p text:style-name="Standard">"pbkrtest" "pbkrtest" "0.5.5"</text:p>
      <text:p text:style-name="Standard">"pheatmap" "pheatmap" "1.0.13"</text:p>
      <text:p text:style-name="Standard">"pillar" "pillar" "1.11.1"</text:p>
      <text:p text:style-name="Standard">"pkgconfig" "pkgconfig" "2.0.3"</text:p>
      <text:p text:style-name="Standard">"plyr" "plyr" "1.8.9"</text:p>
      <text:p text:style-name="Standard">"png" "png" "0.1-8"</text:p>
      <text:p text:style-name="Standard">"polspline" "polspline" "1.1.25"</text:p>
      <text:p text:style-name="Standard">"polynom" "polynom" "1.4-1"</text:p>
      <text:p text:style-name="Standard">"prettyunits" "prettyunits" "1.2.0"</text:p>
      <text:p text:style-name="Standard">"pROC" "pROC" "1.19.0.1"</text:p>
      <text:p text:style-name="Standard">"prodlim" "prodlim" "2025.04.28"</text:p>
      <text:p text:style-name="Standard">"progress" "progress" "1.2.3"</text:p>
      <text:p text:style-name="Standard">"progressr" "progressr" "0.18.0"</text:p>
      <text:p text:style-name="Standard">"proxy" "proxy" "0.4-27"</text:p>
      <text:p text:style-name="Standard">"purrr" "purrr" "1.2.0"</text:p>
      <text:p text:style-name="Standard">"quantreg" "quantreg" "6.1"</text:p>
      <text:p text:style-name="Standard">"R6" "R6" "2.6.1"</text:p>
      <text:p text:style-name="Standard">"randomForest" "randomForest" "4.7-1.2"</text:p>
      <text:p text:style-name="Standard">"rappdirs" "rappdirs" "0.3.3"</text:p>
      <text:p text:style-name="Standard">"rbibutils" "rbibutils" "2.4"</text:p>
      <text:p text:style-name="Standard">"RColorBrewer" "RColorBrewer" "1.1-3"</text:p>
      <text:p text:style-name="Standard">"Rcpp" "Rcpp" "1.1.0"</text:p>
      <text:p text:style-name="Standard">"RcppArmadillo" "RcppArmadillo" "15.0.2-2"</text:p>
      <text:p text:style-name="Standard">"RcppEigen" "RcppEigen" "0.3.4.0.2"</text:p>
      <text:p text:style-name="Standard">"Rdpack" "Rdpack" "2.6.4"</text:p>
      <text:p text:style-name="Standard">"readr" "readr" "2.1.5"</text:p>
      <text:p text:style-name="Standard">"recipes" "recipes" "1.3.1"</text:p>
      <text:p text:style-name="Standard">"reformulas" "reformulas" "0.4.2"</text:p>
      <text:p text:style-name="Standard">"renv" "renv" "1.1.5"</text:p>
      <text:p text:style-name="Standard">"reshape2" "reshape2" "1.4.5"</text:p>
      <text:p text:style-name="Standard">"ResourceSelection" "ResourceSelection" "0.3-6"</text:p>
      <text:p text:style-name="Standard">"rlang" "rlang" "1.1.6"</text:p>
      <text:p text:style-name="Standard">"rmarkdown" "rmarkdown" "2.30"</text:p>
      <text:p text:style-name="Standard">"rms" "rms" "8.1-0"</text:p>
      <text:p text:style-name="Standard">"rstatix" "rstatix" "0.7.3"</text:p>
      <text:p text:style-name="Standard"><text:soft-page-break/>"rstudioapi" "rstudioapi" "0.17.1"</text:p>
      <text:p text:style-name="Standard">"S7" "S7" "0.2.0"</text:p>
      <text:p text:style-name="Standard">"sandwich" "sandwich" "3.1-1"</text:p>
      <text:p text:style-name="Standard">"sass" "sass" "0.4.10"</text:p>
      <text:p text:style-name="Standard">"scales" "scales" "1.4.0"</text:p>
      <text:p text:style-name="Standard">"shape" "shape" "1.4.6.1"</text:p>
      <text:p text:style-name="Standard">"SparseM" "SparseM" "1.84-2"</text:p>
      <text:p text:style-name="Standard">"sparsevctrs" "sparsevctrs" "0.3.4"</text:p>
      <text:p text:style-name="Standard">"SQUAREM" "SQUAREM" "2021.1"</text:p>
      <text:p text:style-name="Standard">"stringi" "stringi" "1.8.7"</text:p>
      <text:p text:style-name="Standard">"stringr" "stringr" "1.6.0"</text:p>
      <text:p text:style-name="Standard">"survey" "survey" "4.4-8"</text:p>
      <text:p text:style-name="Standard">"survminer" "survminer" "0.5.1"</text:p>
      <text:p text:style-name="Standard">"survMisc" "survMisc" "0.5.6"</text:p>
      <text:p text:style-name="Standard">"tableone" "tableone" "0.13.2"</text:p>
      <text:p text:style-name="Standard">"TH.data" "TH.data" "1.1-4"</text:p>
      <text:p text:style-name="Standard">"tibble" "tibble" "3.3.0"</text:p>
      <text:p text:style-name="Standard">"tidyr" "tidyr" "1.3.1"</text:p>
      <text:p text:style-name="Standard">"tidyselect" "tidyselect" "1.2.1"</text:p>
      <text:p text:style-name="Standard">"timechange" "timechange" "0.3.0"</text:p>
      <text:p text:style-name="Standard">"timeDate" "timeDate" "4051.111"</text:p>
      <text:p text:style-name="Standard">"tinytex" "tinytex" "0.57"</text:p>
      <text:p text:style-name="Standard">"tzdb" "tzdb" "0.5.0"</text:p>
      <text:p text:style-name="Standard">"ucminf" "ucminf" "1.2.2"</text:p>
      <text:p text:style-name="Standard">"utf8" "utf8" "1.2.6"</text:p>
      <text:p text:style-name="Standard">"vctrs" "vctrs" "0.6.5"</text:p>
      <text:p text:style-name="Standard">"viridisLite" "viridisLite" "0.4.2"</text:p>
      <text:p text:style-name="Standard">"vroom" "vroom" "1.6.6"</text:p>
      <text:p text:style-name="Standard">"withr" "withr" "3.0.2"</text:p>
      <text:p text:style-name="Standard">"xfun" "xfun" "0.54"</text:p>
      <text:p text:style-name="Standard">"xgboost" "xgboost" "1.7.11.1"</text:p>
      <text:p text:style-name="Standard">"xml2" "xml2" "1.4.1"</text:p>
      <text:p text:style-name="Standard">"xtable" "xtable" "1.8-4"</text:p>
      <text:p text:style-name="Standard">"yaml" "yaml" "2.3.10"</text:p>
      <text:p text:style-name="Standard">"zoo" "zoo" "1.8-14"</text:p>
      <text:p text:style-name="Standard">"base" "base" "4.5.1"</text:p>
      <text:p text:style-name="Standard">"boot" "boot" "1.3-31"</text:p>
      <text:p text:style-name="Standard">"class" "class" "7.3-23"</text:p>
      <text:p text:style-name="Standard">"cluster" "cluster" "2.1.8.1"</text:p>
      <text:p text:style-name="Standard">"codetools" "codetools" "0.2-20"</text:p>
      <text:p text:style-name="Standard">"compiler" "compiler" "4.5.1"</text:p>
      <text:p text:style-name="Standard">"datasets" "datasets" "4.5.1"</text:p>
      <text:p text:style-name="Standard">"foreign" "foreign" "0.8-90"</text:p>
      <text:p text:style-name="Standard">"graphics" "graphics" "4.5.1"</text:p>
      <text:p text:style-name="Standard">"grDevices" "grDevices" "4.5.1"</text:p>
      <text:p text:style-name="Standard">"grid" "grid" "4.5.1"</text:p>
      <text:p text:style-name="Standard">"KernSmooth" "KernSmooth" "2.23-26"</text:p>
      <text:p text:style-name="Standard">"lattice" "lattice" "0.22-7"</text:p>
      <text:p text:style-name="Standard">"MASS" "MASS" "7.3-65"</text:p>
      <text:p text:style-name="Standard"><text:soft-page-break/>"Matrix" "Matrix" "1.7-3"</text:p>
      <text:p text:style-name="Standard">"methods" "methods" "4.5.1"</text:p>
      <text:p text:style-name="Standard">"mgcv" "mgcv" "1.9-3"</text:p>
      <text:p text:style-name="Standard">"nlme" "nlme" "3.1-168"</text:p>
      <text:p text:style-name="Standard">"nnet" "nnet" "7.3-20"</text:p>
      <text:p text:style-name="Standard">"parallel" "parallel" "4.5.1"</text:p>
      <text:p text:style-name="Standard">"rpart" "rpart" "4.1.24"</text:p>
      <text:p text:style-name="Standard">"spatial" "spatial" "7.3-18"</text:p>
      <text:p text:style-name="Standard">"splines" "splines" "4.5.1"</text:p>
      <text:p text:style-name="Standard">"stats" "stats" "4.5.1"</text:p>
      <text:p text:style-name="Standard">"stats4" "stats4" "4.5.1"</text:p>
      <text:p text:style-name="Standard">"survival" "survival" "3.8-3"</text:p>
      <text:p text:style-name="Standard">"tcltk" "tcltk" "4.5.1"</text:p>
      <text:p text:style-name="Standard">"tools" "tools" "4.5.1"</text:p>
      <text:p text:style-name="Standard">"utils" "utils" "4.5.1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8T10:18:20.941623302</meta:creation-date>
    <dc:date>2025-11-28T10:20:05.546732328</dc:date>
    <meta:editing-duration>PT1M46S</meta:editing-duration>
    <meta:editing-cycles>1</meta:editing-cycles>
    <meta:document-statistic meta:table-count="0" meta:image-count="0" meta:object-count="0" meta:page-count="5" meta:paragraph-count="211" meta:word-count="632" meta:character-count="5664" meta:non-whitespace-character-count="5243"/>
    <meta:generator>LibreOffice/25.2.6.2$Linux_X86_64 LibreOffice_project/520$Build-2</meta:generator>
  </office:meta>
</office:document-meta>
</file>